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93449" officeooo:paragraph-rsid="00093449" style:font-weight-asian="normal" style:font-weight-complex="normal"/>
    </style:style>
    <style:style style:name="P2" style:family="paragraph" style:parent-style-name="Standard">
      <style:paragraph-properties fo:text-align="justify" style:justify-single-word="false"/>
      <style:text-properties fo:font-weight="normal" officeooo:rsid="000a02dc" officeooo:paragraph-rsid="000a02dc" style:font-weight-asian="normal" style:font-weight-complex="normal"/>
    </style:style>
    <style:style style:name="P3" style:family="paragraph" style:parent-style-name="Standard">
      <style:paragraph-properties fo:text-align="center" style:justify-single-word="false"/>
      <style:text-properties fo:font-weight="normal" officeooo:rsid="000e0860" officeooo:paragraph-rsid="000e0860" style:font-weight-asian="normal" style:font-weight-complex="normal"/>
    </style:style>
    <style:style style:name="P4" style:family="paragraph" style:parent-style-name="Standard">
      <style:text-properties officeooo:rsid="00093449" officeooo:paragraph-rsid="00093449"/>
    </style:style>
    <style:style style:name="P5" style:family="paragraph" style:parent-style-name="Standard">
      <style:text-properties fo:font-weight="bold" officeooo:rsid="00093449" officeooo:paragraph-rsid="00093449" style:font-weight-asian="bold" style:font-weight-complex="bold"/>
    </style:style>
    <style:style style:name="P6" style:family="paragraph" style:parent-style-name="Standard">
      <style:paragraph-properties fo:text-align="start" style:justify-single-word="false"/>
      <style:text-properties officeooo:rsid="000a02dc" officeooo:paragraph-rsid="000a02dc"/>
    </style:style>
    <style:style style:name="P7" style:family="paragraph" style:parent-style-name="Standard">
      <style:paragraph-properties fo:text-align="justify" style:justify-single-word="false"/>
      <style:text-properties officeooo:rsid="00089b0a" officeooo:paragraph-rsid="00089b0a"/>
    </style:style>
    <style:style style:name="P8" style:family="paragraph" style:parent-style-name="Standard">
      <style:paragraph-properties fo:text-align="start" style:justify-single-word="false"/>
      <style:text-properties officeooo:rsid="000e54ff" officeooo:paragraph-rsid="000e54ff"/>
    </style:style>
    <style:style style:name="P9" style:family="paragraph" style:parent-style-name="Standard">
      <style:paragraph-properties fo:text-align="start" style:justify-single-word="false"/>
      <style:text-properties fo:font-size="24pt" fo:font-weight="normal" officeooo:rsid="000e0860" officeooo:paragraph-rsid="00093449" style:font-size-asian="21pt" style:font-weight-asian="normal" style:font-size-complex="24pt" style:font-weight-complex="normal"/>
    </style:style>
    <style:style style:name="P10" style:family="paragraph" style:parent-style-name="Standard">
      <style:paragraph-properties fo:text-align="start" style:justify-single-word="false"/>
      <style:text-properties fo:font-weight="normal" officeooo:rsid="000a02dc" officeooo:paragraph-rsid="000a02dc" style:font-weight-asian="normal" style:font-weight-complex="normal"/>
    </style:style>
    <style:style style:name="P11" style:family="paragraph" style:parent-style-name="Standard">
      <style:paragraph-properties fo:text-align="center" style:justify-single-word="false"/>
      <style:text-properties fo:font-weight="normal" officeooo:rsid="000a02dc" officeooo:paragraph-rsid="000a02dc" style:font-weight-asian="normal" style:font-weight-complex="normal"/>
    </style:style>
    <style:style style:name="P12" style:family="paragraph" style:parent-style-name="Standard">
      <style:paragraph-properties fo:text-align="start" style:justify-single-word="false"/>
      <style:text-properties fo:font-weight="normal" officeooo:rsid="000e54ff" officeooo:paragraph-rsid="000a02dc" style:font-weight-asian="normal" style:font-weight-complex="normal"/>
    </style:style>
    <style:style style:name="P13" style:family="paragraph" style:parent-style-name="Standard">
      <style:paragraph-properties fo:text-align="start" style:justify-single-word="false"/>
      <style:text-properties fo:font-weight="normal" officeooo:rsid="0010925c" officeooo:paragraph-rsid="0010925c"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1555e4" officeooo:paragraph-rsid="001555e4" style:font-weight-asian="normal" style:font-weight-complex="normal"/>
    </style:style>
    <style:style style:name="P15" style:family="paragraph" style:parent-style-name="Standard">
      <style:paragraph-properties fo:text-align="start" style:justify-single-word="false"/>
      <style:text-properties fo:font-weight="bold" officeooo:rsid="000e54ff" officeooo:paragraph-rsid="000e54ff" style:font-weight-asian="bold" style:font-weight-complex="bold"/>
    </style:style>
    <style:style style:name="P16" style:family="paragraph" style:parent-style-name="Standard" style:list-style-name="L1">
      <style:paragraph-properties fo:text-align="start" style:justify-single-word="false"/>
      <style:text-properties fo:font-weight="bold" officeooo:rsid="000e54ff" officeooo:paragraph-rsid="000e54ff" style:font-weight-asian="bold" style:font-weight-complex="bold"/>
    </style:style>
    <style:style style:name="P17" style:family="paragraph" style:parent-style-name="Standard" style:list-style-name="L3">
      <style:paragraph-properties fo:text-align="start" style:justify-single-word="false"/>
      <style:text-properties fo:font-weight="bold" officeooo:rsid="001555e4" officeooo:paragraph-rsid="001555e4" style:font-weight-asian="bold" style:font-weight-complex="bold"/>
    </style:style>
    <style:style style:name="P18" style:family="paragraph" style:parent-style-name="Standard">
      <style:paragraph-properties fo:text-align="start" style:justify-single-word="false"/>
      <style:text-properties officeooo:paragraph-rsid="001555e4"/>
    </style:style>
    <style:style style:name="P19" style:family="paragraph" style:parent-style-name="Standard" style:list-style-name="L3">
      <style:paragraph-properties fo:text-align="start" style:justify-single-word="false"/>
      <style:text-properties officeooo:rsid="001555e4" officeooo:paragraph-rsid="001555e4"/>
    </style:style>
    <style:style style:name="P20" style:family="paragraph" style:parent-style-name="Standard" style:list-style-name="L3">
      <style:paragraph-properties fo:text-align="start" style:justify-single-word="false"/>
      <style:text-properties fo:font-size="12pt" fo:font-weight="bold" officeooo:rsid="001555e4" officeooo:paragraph-rsid="001555e4"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14d7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0860" style:font-weight-asian="normal" style:font-weight-complex="normal"/>
    </style:style>
    <style:style style:name="T5" style:family="text">
      <style:text-properties officeooo:rsid="00114d7c"/>
    </style:style>
    <style:style style:name="T6" style:family="text">
      <style:text-properties fo:font-style="italic" style:text-underline-style="solid" style:text-underline-width="auto" style:text-underline-color="font-color" officeooo:rsid="00114d7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114d7c" style:font-style-asian="normal" style:font-style-complex="normal"/>
    </style:style>
    <style:style style:name="T9" style:family="text">
      <style:text-properties fo:font-style="normal" style:text-underline-style="none" officeooo:rsid="0013d259" style:font-style-asian="normal" style:font-style-complex="normal"/>
    </style:style>
    <style:style style:name="T10" style:family="text">
      <style:text-properties fo:font-style="normal" style:text-underline-style="none" fo:font-weight="bold" officeooo:rsid="001555e4"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13d259" style:font-style-asian="normal" style:font-weight-asian="normal" style:font-style-complex="normal" style:font-weight-complex="normal"/>
    </style:style>
    <style:style style:name="T13" style:family="text">
      <style:text-properties fo:font-style="normal" style:text-underline-style="none" fo:font-weight="normal" officeooo:rsid="001555e4"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7"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T18" style:family="text">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19" style:family="text">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20" style:family="text">
      <style:text-properties fo:font-size="13pt" fo:font-style="normal" style:text-underline-style="solid" style:text-underline-width="auto" style:text-underline-color="font-color" style:font-size-asian="13pt" style:font-style-asian="normal" style:font-size-complex="13pt" style:font-style-complex="normal"/>
    </style:style>
    <style:style style:name="T21" style:family="text">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T22"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span text:style-name="T1">Node js</text:span> adalah run time javascript dan memiliki mesin javascript V8 yang dimana salah satu fungsi yang sering kita gunakan pada node js ini yaitu adalah agar dapat menggunakan kode javascript di luar browser.</text:p>
      <text:p text:style-name="P5"/>
      <text:p text:style-name="P4">2. <text:span text:style-name="T1">Unit testing </text:span><text:span text:style-name="T3">adalah salah satu methode yang digunakan oleh para software engineer untuk melakukan unit tes pada code agar memastikan kualitas kode dan aplikasi baik</text:span></text:p>
      <text:p text:style-name="P4"/>
      <text:p text:style-name="P9"><text:s text:c="31"/>Express JS</text:p>
      <text:p text:style-name="P1"/>
      <text:p text:style-name="P6"><text:span text:style-name="T1">express js</text:span><text:span text:style-name="T3"> </text:span><text:span text:style-name="T4">merupakan</text:span><text:span text:style-name="T3"> framework node js yang berfungsi salah satu nya yaitu membuat server</text:span></text:p>
      <text:p text:style-name="P10"/>
      <text:p text:style-name="P10"/>
      <text:p text:style-name="P8"><text:span text:style-name="T3"># </text:span><text:span text:style-name="T1">Application Method pada express js <text:s/></text:span></text:p>
      <text:p text:style-name="P15"/>
      <text:list xml:id="list3992878626" text:style-name="L1">
        <text:list-item>
          <text:p text:style-name="P16">get:<text:span text:style-name="T3"> yang berfungsi untuk penanganan dalam merequest data.</text:span></text:p>
        </text:list-item>
        <text:list-item>
          <text:p text:style-name="P16">use: <text:span text:style-name="T3">yang berfungsi untuk penanganan dalam merespon pada setiap path.<text:tab/> </text:span></text:p>
        </text:list-item>
      </text:list>
      <text:p text:style-name="P12"><text:s text:c="6"/></text:p>
      <text:p text:style-name="P12"/>
      <text:p text:style-name="P13"># <text:span text:style-name="T2">View engine ( Template engine )</text:span><text:span text:style-name="T5"> ada berbagai banyak macam View engine salah satu nya yaitu adalah </text:span><text:span text:style-name="T6">EJS </text:span><text:span text:style-name="T8">yang dimana ejs ini berfungsi untuk memberikan akses dalam menuliskan kode javascript pada file HTML </text:span><text:span text:style-name="T9">serta EJS juga mampu membuat element tersebut reusable ( digunakan kembali ).</text:span></text:p>
      <text:p text:style-name="P13"><text:span text:style-name="T9"/></text:p>
      <text:p text:style-name="P18"><text:span text:style-name="T12"># </text:span><text:span text:style-name="T10">Middleware </text:span><text:span text:style-name="T13">adalah suatu proses yang di jalankan sebelum menjalankan hal yang ingin dituju, Middleware juga di bagi dalam beberapa bagian, yaitu: </text:span></text:p>
      <text:p text:style-name="P18"><text:span text:style-name="T13"/></text:p>
      <text:list xml:id="list857804099" text:style-name="L3">
        <text:list-item>
          <text:p text:style-name="P20"><text:span text:style-name="T14">Middleware</text:span><text:span text:style-name="T7"> Application</text:span></text:p>
        </text:list-item>
        <text:list-item>
          <text:p text:style-name="P19"><text:span text:style-name="T22">Middleware Built in</text:span><text:span text:style-name="T23">:</text:span><text:span text:style-name="T11"> adalah middleware atau fungsi yang di sediakan oleh express itu sendiri.</text:span></text:p>
        </text:list-item>
        <text:list-item>
          <text:p text:style-name="P17"><text:span text:style-name="T7">Middleware Third party</text:span><text:span text:style-name="T11">: adalah middleware atau fungsi yang di sediakan atau telah di buat oleh orang lain dan kita hanya meninstall nya saja jika kita ingin menggunakan middleware tersebut.</text:span></text:p>
        </text:list-item>
      </text:list>
      <text:list xml:id="list4229517997" text:style-name="L2">
        <text:list-header>
          <text:p text:style-name="P14"><text:span text:style-name="T7"/></text:p>
        </text:list-header>
      </text:list>
      <text:p text:style-name="P11"/>
      <text:p text:style-name="P11"/>
      <text:p text:style-name="P11"/>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4:52:44.373978012</meta:creation-date>
    <dc:date>2023-11-15T14:14:03.279949189</dc:date>
    <meta:editing-duration>PT10H42M35S</meta:editing-duration>
    <meta:editing-cycles>10</meta:editing-cycles>
    <meta:generator>LibreOffice/7.3.2.2$Linux_X86_64 LibreOffice_project/30$Build-2</meta:generator>
    <meta:document-statistic meta:table-count="0" meta:image-count="0" meta:object-count="0" meta:page-count="1" meta:paragraph-count="13" meta:word-count="219" meta:character-count="1424" meta:non-whitespace-character-count="1180"/>
  </office:meta>
</office:document-meta>
</file>